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igi" svg:font-family="Gigi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25cm" fo:min-width="0cm" loext:decorative="false"/>
    </style:style>
    <style:style style:name="gr3" style:family="graphic" style:parent-style-name="standard">
      <style:graphic-properties svg:stroke-color="#ffffff" draw:fill-color="#ff0000" draw:textarea-horizontal-align="justify" draw:textarea-vertical-align="middle" draw:auto-grow-height="false" fo:min-height="0.481cm" fo:min-width="5.0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0000" draw:fill-color="#ff0000" draw:textarea-vertical-align="middle" loext:decorative="false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color="#000000" draw:fill="solid" draw:fill-color="#bbe33d" draw:textarea-horizontal-align="justify" draw:textarea-vertical-align="middle" draw:auto-grow-height="false" fo:min-height="0.605cm" fo:min-width="0.524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ouble_20_Dash" svg:stroke-color="#000000" svg:stroke-linecap="butt" draw:fill="none" draw:textarea-vertical-align="middle" loext:decorative="false"/>
    </style:style>
    <style:style style:name="gr8" style:family="graphic" style:parent-style-name="objectwithoutfill">
      <style:graphic-properties svg:stroke-color="#ffffff" draw:fill="none" draw:textarea-vertical-align="middle" loext:decorative="false"/>
    </style:style>
    <style:style style:name="gr9" style:family="graphic" style:parent-style-name="objectwithoutfill">
      <style:graphic-properties svg:stroke-width="0.053cm" svg:stroke-color="#000000" draw:marker-start-width="0.28cm" draw:marker-end="Arrowheads_20_2" draw:marker-end-width="0.38cm" draw:fill="none" draw:textarea-vertical-align="middle" fo:padding-top="0.152cm" fo:padding-bottom="0.152cm" fo:padding-left="0.277cm" fo:padding-right="0.277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937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762cm" loext:decorative="false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svg:stroke-width="0.035cm" svg:stroke-color="#000000" draw:marker-start="Square" draw:marker-start-width="0.352cm" draw:marker-end="Arrowheads_20_6" draw:marker-end-width="0.352cm" svg:stroke-opacity="100%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  <style:text-properties fo:color="#000000" loext:opacity="100%"/>
    </style:style>
    <style:style style:name="P4" style:family="paragraph">
      <loext:graphic-properties draw:fill-color="#ff0000"/>
      <style:paragraph-properties fo:text-align="center" style:writing-mode="lr-tb"/>
      <style:text-properties fo:color="#000000" loext:opacity="100%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bbe33d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style:font-name="Gigi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position="sub 58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b 58%" fo:font-size="12pt" style:font-size-asian="12pt" style:font-size-complex="12pt"/>
    </style:style>
    <style:style style:name="T5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6" style:family="text">
      <style:text-properties style:text-position="sub 58%" style:font-name="Liberation Sans1" fo:font-size="14pt" style:font-name-asian="Liberation Sans1" style:font-size-asian="14pt" style:font-name-complex="Liberation Sans1" style:font-size-complex="14pt"/>
    </style:style>
    <style:style style:name="T7" style:family="text">
      <style:text-properties style:font-name="Gigi" fo:font-weight="bold" style:font-weight-asian="bold" style:font-weight-complex="bold"/>
    </style:style>
    <style:style style:name="T8" style:family="text">
      <style:text-properties style:text-position="sub 58%" style:font-name="Gigi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82cm" svg:y1="11.209cm" svg:x2="18.995cm" svg:y2="11.209cm">
          <text:p/>
        </draw:line>
        <draw:custom-shape draw:style-name="gr2" draw:text-style-name="P2" draw:layer="layout" svg:width="0.582cm" svg:height="0.529cm" svg:x="7.039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82cm" svg:height="0.529cm" svg:x="11.079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58cm" svg:height="0.731cm" svg:x="6.467cm" svg:y="9.955cm">
          <text:p text:style-name="P3"><text:span text:style-name="T1">m</text:span><text:span text:style-name="T2">c</text:span></text:p>
          <draw:enhanced-geometry svg:viewBox="0 0 21600 21600" draw:type="rectangle" draw:enhanced-path="M 0 0 L 21600 0 21600 21600 0 21600 0 0 Z N"/>
        </draw:custom-shape>
        <draw:ellipse draw:style-name="gr4" draw:text-style-name="P5" draw:layer="layout" svg:width="0.885cm" svg:height="0.539cm" svg:x="8.833cm" svg:y="9.752cm" draw:kind="cut" draw:start-angle="0" draw:end-angle="180">
          <text:p/>
        </draw:ellipse>
        <draw:line draw:style-name="gr5" draw:text-style-name="P1" draw:layer="layout" svg:x1="9.237cm" svg:y1="9.827cm" svg:x2="10.843cm" svg:y2="7.167cm">
          <text:p/>
        </draw:line>
        <draw:custom-shape draw:style-name="gr6" draw:text-style-name="P7" draw:layer="layout" svg:width="1.448cm" svg:height="1.207cm" svg:x="10.528cm" svg:y="6.053cm">
          <text:p text:style-name="P6"><text:span text:style-name="T3">m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237cm" svg:y1="9.789cm" svg:x2="9.237cm" svg:y2="3.497cm">
          <text:p/>
        </draw:line>
        <draw:line draw:style-name="gr8" draw:text-style-name="P1" draw:layer="layout" svg:x1="9.303cm" svg:y1="8.091cm" svg:x2="10.009cm" svg:y2="7.589cm">
          <text:p/>
        </draw:line>
        <draw:line draw:style-name="gr9" draw:text-style-name="P1" draw:layer="layout" svg:x1="12.032cm" svg:y1="10.207cm" svg:x2="13.221cm" svg:y2="10.207cm">
          <text:p/>
        </draw:line>
        <draw:frame draw:style-name="gr10" draw:text-style-name="P8" draw:layer="layout" svg:width="0.836cm" svg:height="0.962cm" svg:x="11.977cm" svg:y="10.096cm">
          <draw:text-box>
            <text:p>u</text:p>
          </draw:text-box>
        </draw:frame>
        <draw:ellipse draw:style-name="gr11" draw:text-style-name="P9" draw:layer="layout" svg:width="1.151cm" svg:height="0.947cm" draw:transform="rotate (-3.14159265358979) translate (10.288cm 8.662cm)" draw:kind="arc" draw:start-angle="183" draw:end-angle="326.74">
          <text:p/>
        </draw:ellipse>
        <draw:frame draw:style-name="gr12" draw:text-style-name="P8" draw:layer="layout" svg:width="0.743cm" svg:height="1.187cm" svg:x="9.581cm" svg:y="6.754cm">
          <draw:text-box>
            <text:p/>
          </draw:text-box>
        </draw:frame>
        <draw:frame draw:style-name="gr13" draw:text-style-name="P11" draw:layer="layout" svg:width="1.022cm" svg:height="0.966cm" svg:x="9.507cm" svg:y="6.771cm">
          <draw:text-box>
            <text:p text:style-name="P10"><text:span text:style-name="T5">θ</text:span><text:span text:style-name="T6">1</text:span></text:p>
          </draw:text-box>
        </draw:frame>
        <draw:frame draw:style-name="gr14" draw:text-style-name="P12" draw:layer="layout" svg:width="1.074cm" svg:height="2.012cm" svg:x="10.382cm" svg:y="7.83cm">
          <draw:text-box>
            <text:p><text:span text:style-name="T7">l</text:span><text:span text:style-name="T8">1</text:span></text:p>
          </draw:text-box>
        </draw:frame>
        <draw:line draw:style-name="gr15" draw:text-style-name="P1" draw:layer="layout" svg:x1="17.442cm" svg:y1="7.255cm" svg:x2="17.442cm" svg:y2="5.751cm">
          <text:p/>
        </draw:line>
        <draw:line draw:style-name="gr16" draw:text-style-name="P9" draw:layer="layout" svg:x1="17.297cm" svg:y1="7.144cm" svg:x2="18.781cm" svg:y2="7.144cm">
          <text:p/>
        </draw:line>
        <draw:frame draw:style-name="gr10" draw:text-style-name="P13" draw:layer="layout" svg:width="0.835cm" svg:height="0.962cm" svg:x="18.241cm" svg:y="7.124cm">
          <draw:text-box>
            <text:p><text:span text:style-name="T9">X</text:span></text:p>
          </draw:text-box>
        </draw:frame>
        <draw:frame draw:style-name="gr10" draw:text-style-name="P13" draw:layer="layout" svg:width="0.799cm" svg:height="0.962cm" svg:x="16.57cm" svg:y="5.49cm">
          <draw:text-box>
            <text:p><text:span text:style-name="T9">y</text:span></text:p>
          </draw:text-box>
        </draw:frame>
        <draw:line draw:style-name="gr17" draw:text-style-name="P1" draw:layer="layout" svg:x1="17.417cm" svg:y1="2.336cm" svg:x2="17.417cm" svg:y2="3.839cm">
          <text:p/>
        </draw:line>
        <draw:frame draw:style-name="gr10" draw:text-style-name="P8" draw:layer="layout" svg:width="0.502cm" svg:height="0.962cm" svg:x="17.287cm" svg:y="1.946cm">
          <draw:text-box>
            <text:p>g</text:p>
          </draw:text-box>
        </draw:frame>
        <draw:line draw:style-name="gr5" draw:text-style-name="P1" draw:layer="layout" svg:x1="11.67cm" svg:y1="6.169cm" svg:x2="13.276cm" svg:y2="3.509cm">
          <text:p/>
        </draw:line>
        <draw:custom-shape draw:style-name="gr6" draw:text-style-name="P7" draw:layer="layout" svg:width="1.448cm" svg:height="1.207cm" svg:x="12.998cm" svg:y="2.488cm">
          <text:p text:style-name="P6"><text:span text:style-name="T3">m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448cm" svg:height="1.207cm" svg:x="10.529cm" svg:y="6.053cm">
          <text:p text:style-name="P6"><text:span text:style-name="T3">m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1.074cm" svg:height="2.012cm" svg:x="12.74cm" svg:y="4.247cm">
          <draw:text-box>
            <text:p><text:span text:style-name="T7">l</text:span><text:span text:style-name="T8">2</text:span></text:p>
          </draw:text-box>
        </draw:frame>
        <draw:line draw:style-name="gr7" draw:text-style-name="P1" draw:layer="layout" svg:x1="11.205cm" svg:y1="6.053cm" svg:x2="11.205cm" svg:y2="2.191cm">
          <text:p/>
        </draw:line>
        <draw:ellipse draw:style-name="gr11" draw:text-style-name="P9" draw:layer="layout" svg:width="1.151cm" svg:height="0.947cm" draw:transform="rotate (-3.14159265358979) translate (12.238cm 5.785cm)" draw:kind="arc" draw:start-angle="183" draw:end-angle="326.74">
          <text:p/>
        </draw:ellipse>
        <draw:frame draw:style-name="gr13" draw:text-style-name="P11" draw:layer="layout" svg:width="1.022cm" svg:height="0.966cm" svg:x="11.531cm" svg:y="3.986cm">
          <draw:text-box>
            <text:p text:style-name="P10"><text:span text:style-name="T5">θ</text:span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igi" svg:font-family="Gigi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Square" svg:viewBox="0 0 10 10" svg:d="M0 0h10v10h-1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1T22:30:24.527000000</meta:creation-date>
    <dc:date>2024-06-11T22:36:17.849000000</dc:date>
    <meta:editing-duration>PT5M53S</meta:editing-duration>
    <meta:editing-cycles>1</meta:editing-cycles>
    <meta:document-statistic meta:object-count="28"/>
    <meta:generator>LibreOffice/24.2.3.2$Windows_X86_64 LibreOffice_project/433d9c2ded56988e8a90e6b2e771ee4e6a5ab2ba</meta:generator>
  </office:meta>
</office:document-meta>
</file>